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naliRamakrishna" svg:font-family="TenaliRamakrishna" style:font-pitch="variable"/>
    <style:font-face style:name="TlwgTypewriter" svg:font-family="TlwgTypewriter" style:font-family-generic="moder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ing_20_2">
      <style:text-properties fo:font-variant="normal" fo:text-transform="none" fo:color="#111111" loext:opacity="100%" style:font-name="TlwgTypewriter" fo:font-size="12pt" fo:letter-spacing="normal" fo:font-style="normal" fo:font-weight="normal" officeooo:rsid="000f499d" officeooo:paragraph-rsid="000f499d" style:font-size-asian="12pt" style:font-size-complex="12pt"/>
    </style:style>
    <style:style style:name="P2" style:family="paragraph" style:parent-style-name="Standard">
      <style:text-properties style:font-name="TlwgTypewriter" fo:font-size="12pt" officeooo:rsid="000f499d" officeooo:paragraph-rsid="000f499d" style:font-size-asian="12pt" style:font-size-complex="12pt"/>
    </style:style>
    <style:style style:name="P3" style:family="paragraph" style:parent-style-name="Standard">
      <style:text-properties style:font-name="TlwgTypewriter" fo:font-size="12pt" officeooo:rsid="00116feb" officeooo:paragraph-rsid="00116fe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lwgTypewriter" fo:font-size="12pt" fo:font-weight="bold" officeooo:rsid="000f499d" officeooo:paragraph-rsid="000f499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lwgTypewriter" fo:font-size="12pt" fo:font-weight="bold" officeooo:rsid="00116feb" officeooo:paragraph-rsid="00116fe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lwgTypewriter" fo:font-size="11pt" officeooo:rsid="000f499d" officeooo:paragraph-rsid="000f499d" style:font-size-asian="11pt" style:font-size-complex="11pt"/>
    </style:style>
    <style:style style:name="P7" style:family="paragraph" style:parent-style-name="Standard">
      <style:text-properties style:font-name="TlwgTypewriter" fo:font-size="11pt" officeooo:rsid="000fe90a" officeooo:paragraph-rsid="000fe90a" style:font-size-asian="11pt" style:font-size-complex="11pt"/>
    </style:style>
    <style:style style:name="P8" style:family="paragraph" style:parent-style-name="Standard">
      <style:text-properties fo:font-size="11pt" officeooo:paragraph-rsid="00116feb" style:font-size-asian="11pt" style:font-size-complex="11pt"/>
    </style:style>
    <style:style style:name="P9" style:family="paragraph" style:parent-style-name="Text_20_body" style:list-style-name="L1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TlwgTypewriter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1">
      <style:paragraph-properties fo:margin-top="0.318cm" fo:margin-bottom="0cm" style:contextual-spacing="false" fo:orphans="2" fo:widows="2" fo:padding="0cm" fo:border="none"/>
      <style:text-properties fo:font-variant="normal" fo:text-transform="none" fo:color="#111111" loext:opacity="100%" style:font-name="TlwgTypewriter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2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TlwgTypewriter" fo:font-size="11pt" fo:letter-spacing="normal" fo:font-style="normal" fo:font-weight="normal" style:font-size-asian="11pt" style:font-size-complex="11pt"/>
    </style:style>
    <style:style style:name="P12" style:family="paragraph" style:parent-style-name="Text_20_body" style:list-style-name="L2">
      <style:paragraph-properties fo:margin-top="0.318cm" fo:margin-bottom="0cm" style:contextual-spacing="false" fo:orphans="2" fo:widows="2" fo:padding="0cm" fo:border="none"/>
      <style:text-properties fo:font-variant="normal" fo:text-transform="none" fo:color="#111111" loext:opacity="100%" style:font-name="TlwgTypewriter" fo:font-size="11pt" fo:letter-spacing="normal" fo:font-style="normal" fo:font-weight="normal" style:font-size-asian="11pt" style:font-size-complex="11pt"/>
    </style:style>
    <style:style style:name="P13" style:family="paragraph" style:parent-style-name="Text_20_body" style:list-style-name="L1">
      <style:paragraph-properties fo:margin-top="0.318cm" fo:margin-bottom="0cm" style:contextual-spacing="false" fo:orphans="2" fo:widows="2" fo:padding="0cm" fo:border="none"/>
      <style:text-properties fo:font-variant="normal" fo:text-transform="none" fo:color="#111111" loext:opacity="100%" style:font-name="TlwgTypewriter" fo:font-size="11pt" fo:letter-spacing="normal" fo:font-style="normal" fo:font-weight="normal" officeooo:rsid="000fe90a" officeooo:paragraph-rsid="000fe90a" style:font-size-asian="11pt" style:font-size-complex="11pt"/>
    </style:style>
    <style:style style:name="T1" style:family="text">
      <style:text-properties officeooo:rsid="000f499d"/>
    </style:style>
    <style:style style:name="T2" style:family="text">
      <style:text-properties officeooo:rsid="000fe90a"/>
    </style:style>
    <style:style style:name="T3" style:family="text">
      <style:text-properties style:font-name="TlwgTypewriter" fo:font-size="12pt" officeooo:rsid="00116feb" style:font-size-asian="12pt" style:font-size-complex="12pt"/>
    </style:style>
    <style:style style:name="T4" style:family="text">
      <style:text-properties style:font-name="TlwgTypewriter" fo:font-size="12pt" officeooo:rsid="000fe90a" style:font-size-asian="12pt" style:font-size-complex="12pt"/>
    </style:style>
    <style:style style:name="T5" style:family="text">
      <style:text-properties style:font-name="TlwgTypewriter" officeooo:rsid="00116feb"/>
    </style:style>
    <style:style style:name="T6" style:family="text">
      <style:text-properties style:font-name="TlwgTypewriter" officeooo:rsid="000fe90a"/>
    </style:style>
    <style:style style:name="T7" style:family="text">
      <style:text-properties style:font-name="TlwgTypewriter" fo:font-weight="bold" officeooo:rsid="00116feb" style:font-weight-asian="bold" style:font-weight-complex="bold"/>
    </style:style>
    <style:style style:name="T8" style:family="text">
      <style:text-properties style:font-name="TlwgTypewriter" officeooo:rsid="00138cfe"/>
    </style:style>
    <style:style style:name="T9" style:family="text">
      <style:text-properties officeooo:rsid="00116feb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 </text:p>
      <text:p text:style-name="P4">Drei Gewinnt</text:p>
      <text:p text:style-name="P5">(Tic Tac Toe)</text:p>
      <text:p text:style-name="P2"/>
      <text:h text:style-name="P1" text:outline-level="2">Anforderungen:</text:h>
      <text:list xml:id="list2007031022" text:style-name="L1">
        <text:list-item>
          <text:p text:style-name="P9">Das Spielbrett sollte aus einem 3x3-Raster bestehen.</text:p>
        </text:list-item>
        <text:list-item>
          <text:p text:style-name="P10">Die Spieler sollen abwechselnd “X” und “O” setzen können.</text:p>
        </text:list-item>
        <text:list-item>
          <text:p text:style-name="P10">Das Spiel sollte überprüfen, ob ein Spieler gewonnen hat (durch eine horizontale, vertikale oder diagonale Linie von gleichen Symbolen).</text:p>
        </text:list-item>
        <text:list-item>
          <text:p text:style-name="P10">Wenn das Spielbrett voll ist und kein Gewinner feststeht, sollte das Spiel als unentschieden enden.</text:p>
        </text:list-item>
        <text:list-item>
          <text:p text:style-name="P13">Gestalten Sie die Webseite ansprechend und sorgen Sie für Funktionalitäten, wie „Neu beginnen“, und Umschalten von Modus „2-Player“ auf „KI“.</text:p>
        </text:list-item>
        <text:list-item>
          <text:p text:style-name="P10">Implementieren Sie eine einfache KI, die gegen den menschlichen Spieler spielt. Die KI kann zufällige Züge machen oder eine einfachere Strategie verwenden. <text:span text:style-name="T2">In die KI soll auch ein Zufallsgenerator eingebaut sein.</text:span></text:p>
        </text:list-item>
      </text:list>
      <text:list xml:id="list1829117087" text:style-name="L2">
        <text:list-header>
          <text:p text:style-name="P11"><text:span text:style-name="T1">6. </text:span>Verbessern Sie die KI, damit sie intelligenter spielt.</text:p>
          <text:p text:style-name="P12"><text:span text:style-name="T1">7. </text:span>Fügen Sie eine Benutzeroberfläche hinzu, um das Spielbrett anzuzeigen und die Spielerzüge zu ermöglichen.</text:p>
          <text:p text:style-name="P12"><text:span text:style-name="T1">8. </text:span>Gestalten Sie das Spielbrett mit CSS, um es ansprechender zu machen.</text:p>
        </text:list-header>
      </text:list>
      <text:p text:style-name="P6"/>
      <text:p text:style-name="P6">Bonus:</text:p>
      <text:p text:style-name="P6"/>
      <text:p text:style-name="P6">Gestalten Sie eine Button, der einen Hint für den nächsten Zug gibt. Benutzen Sie hierfür die „KI“. <text:span text:style-name="T2">Gestalten Sie die Anzeige des Hints mit CSS. (X/O soll kurz erscheinen </text:span><text:span text:style-name="T9">oder ähnliches.) Der Button lässt anzeigen, wo die KI den nächsten Zug platzieren würde.</text:span></text:p>
      <text:p text:style-name="P6"/>
      <text:p text:style-name="P7">Bonus <text:span text:style-name="T9">2</text:span>:<text:line-break/></text:p>
      <text:p text:style-name="P7">Programmieren Sie eine <text:span text:style-name="T9">beliebige Animation wenn der/ein Spieler gewinnt.</text:span></text:p>
      <text:p text:style-name="P8"><text:span text:style-name="T5"/></text:p>
      <text:p text:style-name="P8"><text:span text:style-name="T7">Abgabe</text:span><text:span text:style-name="T6">: Ende 15. K</text:span><text:span text:style-name="T8">alenderwoche</text:span><text:span text:style-name="T6"> (</text:span><text:bookmark text:name="contentH1"/><text:span text:style-name="T6">ISO-8601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naliRamakrishna" svg:font-family="TenaliRamakrishna" style:font-pitch="variable"/>
    <style:font-face style:name="TlwgTypewriter" svg:font-family="TlwgTypewriter" style:font-family-generic="moder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9:45:34.523381537</meta:creation-date>
    <dc:date>2024-03-20T10:20:01.047811669</dc:date>
    <meta:editing-duration>PT3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13" meta:character-count="1382" meta:non-whitespace-character-count="1194"/>
  </office:meta>
</office:document-meta>
</file>